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Design concept for Programming Langs. Midterm problem 8.)</text:p>
      <text:p text:style-name="Standard"/>
      <text:p text:style-name="Standard">abstract class Expr{}</text:p>
      <text:p text:style-name="Standard"/>
      <text:p text:style-name="Standard">class Operation extends Expr{</text:p>
      <text:p text:style-name="Standard"><text:tab/>Oper op;</text:p>
      <text:p text:style-name="Standard"><text:tab/>Expr ex1 ex2;</text:p>
      <text:p text:style-name="Standard"/>
      <text:p text:style-name="Standard"><text:tab/>Operation (Op o, Expr e1, Expr e2){</text:p>
      <text:p text:style-name="Standard"><text:tab/><text:tab/>op = o;</text:p>
      <text:p text:style-name="Standard"><text:tab/><text:tab/>ex1 = e1;</text:p>
      <text:p text:style-name="Standard"><text:tab/><text:tab/>ex2 = e2;</text:p>
      <text:p text:style-name="Standard"><text:tab/>}</text:p>
      <text:p text:style-name="Standard">}</text:p>
      <text:p text:style-name="Standard"/>
      <text:p text:style-name="Standard">class IntVal extends Expr{</text:p>
      <text:p text:style-name="Standard"><text:tab/>int val;</text:p>
      <text:p text:style-name="Standard"/>
      <text:p text:style-name="Standard"><text:tab/>IntVal (int v){val = v;}</text:p>
      <text:p text:style-name="Standard">}</text:p>
      <text:p text:style-name="Standard"/>
      <text:p text:style-name="Standard">class Var extends Expr{</text:p>
      <text:p text:style-name="Standard"><text:tab/>char a;</text:p>
      <text:p text:style-name="Standard"/>
      <text:p text:style-name="Standard"><text:tab/>Var (char i){a=i;}</text:p>
      <text:p text:style-name="Standard">}</text:p>
      <text:p text:style-name="Standard"/>
      <text:p text:style-name="Standard">class Oper {</text:p>
      <text:p text:style-name="Standard"><text:tab/>String op;</text:p>
      <text:p text:style-name="Standard"><text:tab/></text:p>
      <text:p text:style-name="Standard"><text:tab/>Oper (String o){op=o;}</text:p>
      <text:p text:style-name="Standard">}</text:p>
      <text:p text:style-name="Standard"/>
      <text:p text:style-name="Standard">public class Parser {</text:p>
      <text:p text:style-name="Standard"><text:tab/></text:p>
      <text:p text:style-name="Standard"><text:tab/>public Expr expression(){</text:p>
      <text:p text:style-name="Standard"><text:tab/><text:tab/>Expression e;</text:p>
      <text:p text:style-name="Standard"><text:tab/><text:tab/>if (token.isVar() ) e = Var(match(...) );</text:p>
      <text:p text:style-name="Standard"><text:tab/><text:tab/>else if (token.isIntVal() ) e = IntVal(match(...) );</text:p>
      <text:p text:style-name="Standard"><text:tab/><text:tab/>else if (token.isOper() ){</text:p>
      <text:p text:style-name="Standard"><text:tab/><text:tab/><text:tab/>Oper o = new Oper(match(...) );</text:p>
      <text:p text:style-name="Standard"><text:tab/><text:tab/><text:tab/>Expr e1 = expression();</text:p>
      <text:p text:style-name="Standard"><text:tab/><text:tab/><text:tab/>Expr e2 = expression();</text:p>
      <text:p text:style-name="Standard"><text:tab/><text:tab/>}</text:p>
      <text:p text:style-name="Standard"><text:tab/><text:tab/>else error();</text:p>
      <text:p text:style-name="Standard"><text:tab/><text:tab/>return e;</text:p>
      <text:p text:style-name="Standard"><text:tab/>}</text:p>
      <text:p text:style-name="Standard">}</text:p>
      <text:p text:style-name="Standard"/>
      <text:p text:style-name="Standard"><text:soft-page-break/>9.)</text:p>
      <text:p text:style-name="Standard">a.</text:p>
      <text:p text:style-name="Standard">Lexical scope (also called static scope) is where a name is bound to a collection of statements in accordance with it's position in the source program. <text:s/>This is performed at compile time. <text:s/>For example:</text:p>
      <text:p text:style-name="Standard"/>
      <text:p text:style-name="Standard">for (int i = 0; i &lt; 3; i++){...}</text:p>
      <text:p text:style-name="Standard"/>
      <text:p text:style-name="Standard">The lexical scope of i is within the confines of this for loop.</text:p>
      <text:p text:style-name="Standard"/>
      <text:p text:style-name="Standard">b.</text:p>
      <text:p text:style-name="Standard">Dynamic scope is when a name is bound to it's most recent point of declaration in terms of the execution history. <text:s/>An example:</text:p>
      <text:p text:style-name="Standard"/>
      <text:p text:style-name="Standard">given figure 4.2 in Programming Languages, the book goes on to describe how in considering the call history the run-time symbol table looks like:</text:p>
      <text:p text:style-name="Standard">“<text:tab/>B<text:tab/>&lt;w, 2&gt;, &lt;j, 3&gt;, &lt;k, 3&gt;</text:p>
      <text:p text:style-name="Standard"><text:tab/>main<text:tab/>&lt;a, 15&gt;, &lt;b, 15&gt;, &lt;h, 1&gt;, &lt;i, 1&gt;, B, 2&gt;, &lt;A, 8&gt;, &lt;main, 14&gt;</text:p>
      <text:p text:style-name="Standard">Where the reference to i now resolves to the one declared globally on line 1.” - Programming Languages.</text:p>
      <text:p text:style-name="Standard"/>
      <text:p text:style-name="Standard">c.</text:p>
      <text:p text:style-name="Standard">Lifetime is how long a name binding lasts. <text:s/>e.g., a variable within a call on the stack frame has stack frame lifetime.</text:p>
      <text:p text:style-name="Standard"/>
      <text:p text:style-name="Standard">d.</text:p>
      <text:p text:style-name="Standard">A name has visibility within the referencing environment it is declared in unless it has been redeclared by an inner scope. <text:s/>e.g.:</text:p>
      <text:p text:style-name="Standard"><text:tab/>void eggs(){</text:p>
      <text:p text:style-name="Standard"><text:tab/><text:tab/>int yoke;</text:p>
      <text:p text:style-name="Standard"><text:tab/><text:tab/>…</text:p>
      <text:p text:style-name="Standard"><text:tab/><text:tab/>for (int yoke;...){..} <text:s/>// ← yoke declared just above is not visible within the for loop.</text:p>
      <text:p text:style-name="Standard"><text:tab/>}</text:p>
      <text:p text:style-name="Standard"/>
      <text:p text:style-name="Standard">e.</text:p>
      <text:p text:style-name="Standard">Nested scope is a scope within a scope (think Crosby Stills and Nash). <text:s/>e.g.:</text:p>
      <text:p text:style-name="Standard"><text:tab/>void someScope(){</text:p>
      <text:p text:style-name="Standard"><text:tab/><text:tab/>…</text:p>
      <text:p text:style-name="Standard"><text:tab/><text:tab/>while(...){&lt;nested scope is happening..&gt;}</text:p>
      <text:p text:style-name="Standard"><text:tab/>}</text:p>
      <text:p text:style-name="Standard"/>
      <text:p text:style-name="Standard">f.</text:p>
      <text:p text:style-name="Standard">Hidden variables are variables that are redeclared within a nested scope. (for e.g., see d.)</text:p>
      <text:p text:style-name="Standard"/>
      <text:p text:style-name="Standard">g.</text:p>
      <text:p text:style-name="Standard">Forward referencing is when a name is referenced before it's first declaration. <text:s/>Such as:</text:p>
      <text:p text:style-name="Standard"><text:tab/>lbeam++;</text:p>
      <text:p text:style-name="Standard"><text:tab/>int lbeam = 0;</text:p>
      <text:p text:style-name="Standard"/>
      <text:p text:style-name="Standard">h.</text:p>
      <text:p text:style-name="Standard"><text:soft-page-break/>Overloading happens when some method name has multiple definitions that are distinguished by their type signatures. <text:s/>Here is a case of this phenomenon:</text:p>
      <text:p text:style-name="Standard"><text:tab/>void fan(int arrgh){...}</text:p>
      <text:p text:style-name="Standard"><text:tab/>void fan(String ahhh){...}</text:p>
      <text:p text:style-name="Standard"/>
      <text:p text:style-name="Standard">10.)</text:p>
      <text:p text:style-name="Standard">a.</text:p>
      <text:p text:style-name="Standard">In static typing all the variable's types are fixed at compile time, while in dynamic typing, the types of the variables can fluctuate during the execution of the program.</text:p>
      <text:p text:style-name="Standard"/>
      <text:p text:style-name="Standard">b.</text:p>
      <text:p text:style-name="Standard">Strong typing allows for all the type errors to be caught at compile time or run time. <text:s/>Week typing is the lack of this virtuous attribute.</text:p>
      <text:p text:style-name="Standard"/>
      <text:p text:style-name="Standard">c.</text:p>
      <text:p text:style-name="Standard">Explicit typing (such as using a unary casting operator) is type conversion specified by the program writer. <text:s/>Implicit typing is a conversion of the type of some value that is handled by the machine, such as in the case of adding an int to a float where the int is coerced <text:s/>into a float.</text:p>
      <text:p text:style-name="Standard"/>
      <text:p text:style-name="Standard">11.)</text:p>
      <text:p text:style-name="Standard">Yikes!</text:p>
      <text:p text:style-name="Standard">What language is this? <text:s/>I guess I could assume it to be something, but that would be presumptuous. <text:s/>Let us say that this is some unknown language and thus the semantics must be inferred from the syntax. <text:s/>I am thinking that malloc is a dragon of great strength with the ability to char his victims flesh. <text:s/>I am definitely outgunned on this one.. <text:s/>The internet says that ** is a pointer to a pointer and I can't find what the * between the char and the q says. <text:s/>I can only find cases of malloc (memory allocation) <text:s/>online or in the book (pg 286) where it takes a single argument, while here it seems to be taking two. <text:s/>So this thing is copying one block of memory to another I am guessing (is q a pointer or sometimes a pointer or a pointer to the chars, and why is sizeof() taking a type as an argument?!) by incrementing the pointer *p while reassigning the whizzit to the gramblesneazir until the string length is achieved. <text:s/>This seems pretty sensible to me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2-10-27T20:35:00.49</meta:creation-date>
    <meta:printed-by>owen meyer</meta:printed-by>
    <meta:print-date>2012-10-27T20:35:11.59</meta:print-date>
    <dc:date>2012-10-27T22:08:14.45</dc:date>
    <dc:creator>owen meyer</dc:creator>
    <meta:editing-duration>PT1H18M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3" meta:paragraph-count="85" meta:word-count="718" meta:character-count="3948"/>
  </office:meta>
</office:document-meta>
</file>